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c432" officeooo:paragraph-rsid="0005c4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3333"/>
    </style:style>
    <style:style style:name="T3" style:family="text">
      <style:text-properties fo:color="#ff3333" fo:font-weight="bold" style:font-weight-asian="bold" style:font-weight-complex="bold"/>
    </style:style>
    <style:style style:name="T4" style:family="text">
      <style:text-properties style:use-window-font-color="true" fo:font-weight="bold" style:font-weight-asian="bold" style:font-weight-complex="bold"/>
    </style:style>
    <style:style style:name="T5" style:family="text">
      <style:text-properties style:use-window-font-color="tru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ommit -m "We want to correct the optimizor. It is restarting the mini batch at each iteration of the SAME optimization."</text:p>
      <text:p text:style-name="P1">git push</text:p>
      <text:p text:style-name="P1">git push origin</text:p>
      <text:p text:style-name="P1">git add .</text:p>
      <text:p text:style-name="P1">git commit</text:p>
      <text:p text:style-name="P1">cd python_code/</text:p>
      <text:p text:style-name="P1">ls</text:p>
      <text:p text:style-name="P1">python fit_model_testing.py </text:p>
      <text:p text:style-name="P1">cd wind-power/python_code/</text:p>
      <text:p text:style-name="P1">git add .</text:p>
      <text:p text:style-name="P1">git status</text:p>
      <text:p text:style-name="P1">git add .</text:p>
      <text:p text:style-name="P1">git commit -m "We are not restarting the batches anymore. However, the batches depends on the initial parameter. Solution: To make the likelihood L=(\theta_0,\alpha,batches) where the batches does not depends anymore on the \theta_0."</text:p>
      <text:p text:style-name="P1">git push</text:p>
      <text:p text:style-name="P1">history | grep python</text:p>
      <text:p text:style-name="P1">cd python_code/</text:p>
      <text:p text:style-name="P1">cat unkown.py </text:p>
      <text:p text:style-name="P1">cat test.py </text:p>
      <text:p text:style-name="P1">rm *logs</text:p>
      <text:p text:style-name="P1">rm beta.logs</text:p>
      <text:p text:style-name="P1">python fit_model_testing.py </text:p>
      <text:p text:style-name="P1">git add .</text:p>
      <text:p text:style-name="P1">git commit -m "We cleaned the files"</text:p>
      <text:p text:style-name="P1">git push origin</text:p>
      <text:p text:style-name="P1">python fit_model.py </text:p>
      <text:p text:style-name="P1">python fit_model.py <text:s/>-f <text:span text:style-name="T3">config/beta_config.JSON</text:span></text:p>
      <text:p text:style-name="P1">git add .</text:p>
      <text:p text:style-name="P1">git commit -m "Minibatch works correctly. Theta_t function added. Corrected sentence printed out."</text:p>
      <text:p text:style-name="P1">git push origin</text:p>
      <text:p text:style-name="P1">git status</text:p>
      <text:p text:style-name="P1">git add .</text:p>
      <text:p text:style-name="P1">git commit -m "Function created (expected_cross_time)."</text:p>
      <text:p text:style-name="P1">git push origin</text:p>
      <text:p text:style-name="P1">python fit_model.py -f <text:span text:style-name="T3">config/beta_config.JSON</text:span></text:p>
      <text:p text:style-name="P1">python</text:p>
      <text:p text:style-name="P1">cd python_code/</text:p>
      <text:p text:style-name="P1">python path_simulator.py </text:p>
      <text:p text:style-name="P1">python path_simulator.py -f <text:span text:style-name="T3">config/beta_config.JSON</text:span></text:p>
      <text:p text:style-name="P1">python</text:p>
      <text:p text:style-name="P1">python path_simulator.py -f <text:span text:style-name="T3">config/beta_config.JSON</text:span></text:p>
      <text:p text:style-name="P1">python fit_model.py -f config/beta_config.JSON</text:p>
      <text:p text:style-name="P1">python path_simulator.py -f <text:span text:style-name="T3">config/beta_config.JSON</text:span></text:p>
      <text:p text:style-name="P1">python path_simulator.py -f <text:span text:style-name="T3">config/beta_config.JSON</text:span></text:p>
      <text:p text:style-name="P1">python path_simulator.py -f <text:span text:style-name="T3">config/beta_config.JSON</text:span></text:p>
      <text:p text:style-name="P1">python fit_model.py -f <text:span text:style-name="T3">config/beta_config.JSON</text:span></text:p>
      <text:p text:style-name="P1">python fit_model.py -f <text:span text:style-name="T3">config/beta_config.JSON</text:span></text:p>
      <text:p text:style-name="P1"><text:soft-page-break/>git add .</text:p>
      <text:p text:style-name="P1">git commit -m "Initial guess almost complete and we fixed partially the duplicate data"</text:p>
      <text:p text:style-name="P1">git push origin</text:p>
      <text:p text:style-name="P1">cd python_code/</text:p>
      <text:p text:style-name="P1">python fit_model.py -f <text:span text:style-name="T3">config/beta_config.JSON</text:span></text:p>
      <text:p text:style-name="P1">python path_simulator.py<text:span text:style-name="T5"> </text:span><text:span text:style-name="T3">config/beta_config.JSON</text:span></text:p>
      <text:p text:style-name="P1">python path_simulator.py -f <text:span text:style-name="T3">config/beta_config.JSON</text:span></text:p>
      <text:p text:style-name="P1">cd wind-power/</text:p>
      <text:p text:style-name="P1">cd python_code/</text:p>
      <text:p text:style-name="P1">python fit_model.py </text:p>
      <text:p text:style-name="P1">python fit_model.py -f <text:span text:style-name="T3">config/beta_config.JSON</text:span></text:p>
      <text:p text:style-name="P1">sudo python fit_model.py -f <text:span text:style-name="T3">config/beta_config.JSON</text:span></text:p>
      <text:p text:style-name="P1">python fit_model.py -f <text:span text:style-name="T3">config/beta_config.JSON</text:span></text:p>
      <text:p text:style-name="P1">python fit_model.py -f <text:span text:style-name="T3">config/beta_config.JSON</text:span></text:p>
      <text:p text:style-name="P1">python fit_model.py -f <text:span text:style-name="T3">config/beta_config.JS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11:58:51.823135001</meta:creation-date>
    <dc:date>2020-01-09T12:22:25.003310891</dc:date>
    <meta:editing-duration>PT9M4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61" meta:word-count="253" meta:character-count="2002" meta:non-whitespace-character-count="1802"/>
  </office:meta>
</office:document-meta>
</file>